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0.7069in"/>
    </style:style>
    <style:style style:name="Table1.D" style:family="table-column">
      <style:table-column-properties style:column-width="1.5243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0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3d7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3d7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9d79" officeooo:paragraph-rsid="00099d7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1cd" officeooo:paragraph-rsid="000a8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a81cd" officeooo:paragraph-rsid="000a8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rsid="000a81cd" officeooo:paragraph-rsid="000a81cd"/>
    </style:style>
    <style:style style:name="P5" style:family="paragraph" style:parent-style-name="Standard">
      <style:text-properties fo:font-weight="normal" officeooo:rsid="000a81cd" officeooo:paragraph-rsid="000a81cd" style:font-weight-asian="normal" style:font-weight-complex="normal"/>
    </style:style>
    <style:style style:name="P6" style:family="paragraph" style:parent-style-name="Standard">
      <style:text-properties fo:font-weight="normal" officeooo:rsid="000d4dc0" officeooo:paragraph-rsid="000d4dc0" style:font-weight-asian="normal" style:font-weight-complex="normal"/>
    </style:style>
    <style:style style:name="P7" style:family="paragraph" style:parent-style-name="Standard">
      <style:text-properties fo:font-weight="normal" officeooo:rsid="000ea003" officeooo:paragraph-rsid="000ea003" style:font-weight-asian="normal" style:font-weight-complex="normal"/>
    </style:style>
    <style:style style:name="P8" style:family="paragraph" style:parent-style-name="Standard">
      <style:text-properties fo:font-weight="normal" officeooo:rsid="000eea3a" officeooo:paragraph-rsid="000eea3a" style:font-weight-asian="normal" style:font-weight-complex="normal"/>
    </style:style>
    <style:style style:name="P9" style:family="paragraph" style:parent-style-name="Standard">
      <style:text-properties fo:font-weight="normal" officeooo:rsid="0010337c" officeooo:paragraph-rsid="0010337c" style:font-weight-asian="normal" style:font-weight-complex="normal"/>
    </style:style>
    <style:style style:name="P10" style:family="paragraph" style:parent-style-name="Standard">
      <style:text-properties fo:font-weight="normal" officeooo:rsid="00105b15" officeooo:paragraph-rsid="00105b1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3735c" officeooo:paragraph-rsid="0013735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b09a" officeooo:paragraph-rsid="0015b09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71a53" officeooo:paragraph-rsid="00171a5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4b15" officeooo:paragraph-rsid="00194b1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3be9" officeooo:paragraph-rsid="001b3be9" style:font-weight-asian="normal" style:font-weight-complex="normal"/>
    </style:style>
    <style:style style:name="P16" style:family="paragraph" style:parent-style-name="Standard">
      <style:text-properties fo:font-weight="normal" officeooo:rsid="000670d6" officeooo:paragraph-rsid="000670d6" style:font-weight-asian="normal" style:font-weight-complex="normal"/>
    </style:style>
    <style:style style:name="P17" style:family="paragraph" style:parent-style-name="Standard">
      <style:text-properties fo:font-weight="bold" officeooo:rsid="000d4dc0" officeooo:paragraph-rsid="000d4dc0" style:font-weight-asian="bold" style:font-weight-complex="bold"/>
    </style:style>
    <style:style style:name="P18" style:family="paragraph" style:parent-style-name="Standard">
      <style:text-properties fo:font-weight="bold" officeooo:rsid="000eea3a" officeooo:paragraph-rsid="000eea3a" style:font-weight-asian="bold" style:font-weight-complex="bold"/>
    </style:style>
    <style:style style:name="P19" style:family="paragraph" style:parent-style-name="Standard">
      <style:text-properties fo:font-weight="bold" officeooo:rsid="0010337c" officeooo:paragraph-rsid="0010337c" style:font-weight-asian="bold" style:font-weight-complex="bold"/>
    </style:style>
    <style:style style:name="P20" style:family="paragraph" style:parent-style-name="Standard">
      <style:text-properties fo:font-weight="bold" officeooo:rsid="00105b15" officeooo:paragraph-rsid="00105b1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3735c" officeooo:paragraph-rsid="0013735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5b09a" officeooo:paragraph-rsid="0015b09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1a53" officeooo:paragraph-rsid="00171a5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d3aef" officeooo:paragraph-rsid="001d3aef" style:font-weight-asian="bold" style:font-weight-complex="bold"/>
    </style:style>
    <style:style style:name="P25" style:family="paragraph" style:parent-style-name="Standard">
      <style:text-properties fo:font-weight="bold" officeooo:rsid="0001625e" officeooo:paragraph-rsid="001f5fec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728fd" officeooo:paragraph-rsid="001f5fec" style:font-weight-asian="bold" style:font-weight-complex="bold"/>
    </style:style>
    <style:style style:name="P27" style:family="paragraph" style:parent-style-name="Standard" style:list-style-name="L1">
      <style:text-properties fo:font-weight="normal" officeooo:rsid="000a81cd" officeooo:paragraph-rsid="000a81cd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0d4dc0" officeooo:paragraph-rsid="000d4dc0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eea3a" officeooo:paragraph-rsid="000eea3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e1d72" officeooo:paragraph-rsid="001d3aef" style:font-weight-asian="normal" style:font-weight-complex="normal"/>
    </style:style>
    <style:style style:name="P31" style:family="paragraph" style:parent-style-name="Standard" style:list-style-name="L2">
      <style:text-properties fo:font-weight="bold" officeooo:rsid="000d4dc0" officeooo:paragraph-rsid="000d4dc0" style:font-weight-asian="bold" style:font-weight-complex="bold"/>
    </style:style>
    <style:style style:name="P32" style:family="paragraph" style:parent-style-name="Standard" style:list-style-name="L4">
      <style:text-properties fo:font-weight="bold" officeooo:rsid="0010337c" officeooo:paragraph-rsid="0010337c" style:font-weight-asian="bold" style:font-weight-complex="bold"/>
    </style:style>
    <style:style style:name="P33" style:family="paragraph" style:parent-style-name="Standard" style:list-style-name="L5">
      <style:text-properties fo:font-weight="bold" officeooo:rsid="0010337c" officeooo:paragraph-rsid="0010337c" style:font-weight-asian="bold" style:font-weight-complex="bold"/>
    </style:style>
    <style:style style:name="P34" style:family="paragraph" style:parent-style-name="Standard" style:list-style-name="L6">
      <style:text-properties fo:font-weight="bold" officeooo:rsid="00105b15" officeooo:paragraph-rsid="00105b15" style:font-weight-asian="bold" style:font-weight-complex="bold"/>
    </style:style>
    <style:style style:name="P35" style:family="paragraph" style:parent-style-name="Standard" style:list-style-name="L7">
      <style:text-properties style:text-underline-style="solid" style:text-underline-width="auto" style:text-underline-color="font-color" fo:font-weight="bold" officeooo:rsid="0001625e" officeooo:paragraph-rsid="001f5fec" style:font-weight-asian="bold" style:font-weight-complex="bold"/>
    </style:style>
    <style:style style:name="P36" style:family="paragraph" style:parent-style-name="Standard" style:list-style-name="L8">
      <style:text-properties style:text-underline-style="solid" style:text-underline-width="auto" style:text-underline-color="font-color" fo:font-weight="bold" officeooo:rsid="0008836e" officeooo:paragraph-rsid="001f5fec" style:font-weight-asian="bold" style:font-weight-complex="bold"/>
    </style:style>
    <style:style style:name="P37" style:family="paragraph" style:parent-style-name="Standard" style:list-style-name="L7">
      <style:text-properties style:text-underline-style="none" fo:font-weight="normal" officeooo:rsid="0001625e" officeooo:paragraph-rsid="001f5fec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01625e" officeooo:paragraph-rsid="001f5fec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0728fd" officeooo:paragraph-rsid="001f5fe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08836e" officeooo:paragraph-rsid="001f5fec" style:font-weight-asian="normal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e1d72" officeooo:paragraph-rsid="001f5fe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1e1d72" officeooo:paragraph-rsid="001f5fe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0670d6" officeooo:paragraph-rsid="001f5fec" style:font-weight-asian="normal" style:font-weight-complex="normal"/>
    </style:style>
    <style:style style:name="P44" style:family="paragraph" style:parent-style-name="Standard">
      <style:text-properties officeooo:rsid="00077f16" officeooo:paragraph-rsid="00077f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bda" style:font-weight-asian="normal" style:font-weight-complex="normal"/>
    </style:style>
    <style:style style:name="T4" style:family="text">
      <style:text-properties fo:font-weight="normal" officeooo:rsid="00175267" style:font-weight-asian="normal" style:font-weight-complex="normal"/>
    </style:style>
    <style:style style:name="T5" style:family="text">
      <style:text-properties fo:font-weight="normal" officeooo:rsid="001e1d72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font-weight="normal" style:font-weight-asian="normal" style:font-weight-complex="normal"/>
    </style:style>
    <style:style style:name="T8" style:family="text">
      <style:text-properties officeooo:rsid="000e9bda"/>
    </style:style>
    <style:style style:name="T9" style:family="text">
      <style:text-properties officeooo:rsid="0010337c"/>
    </style:style>
    <style:style style:name="T10" style:family="text">
      <style:text-properties fo:color="#ce181e" fo:font-weight="normal" officeooo:rsid="0018a5cb" style:font-weight-asian="normal" style:font-weight-complex="normal"/>
    </style:style>
    <style:style style:name="T11" style:family="text">
      <style:text-properties fo:color="#ce181e" style:text-underline-style="none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2a85d" style:font-weight-asian="normal" style:font-weight-complex="normal"/>
    </style:style>
    <style:style style:name="T15" style:family="text">
      <style:text-properties style:text-underline-style="none" fo:font-weight="normal" officeooo:rsid="0005a13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bos terminados em EAR e IAR:</text:p>
      <text:p text:style-name="P4">IAR → são regulares, mas há exceções.</text:p>
      <text:p text:style-name="P4">EAR → são irregulares.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3">Presente Indicativo</text:p>
          </table:table-cell>
          <table:covered-table-cell/>
          <table:table-cell table:style-name="Table1.A1" table:number-columns-spanned="2" office:value-type="string">
            <text:p text:style-name="P3">Presente Subjuntivo</text:p>
          </table:table-cell>
          <table:covered-table-cell/>
          <table:table-cell table:style-name="Table1.E1" table:number-columns-spanned="2" office:value-type="string">
            <text:p text:style-name="P3">Imperativo Afirm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Eu</text:p>
          </table:table-cell>
          <table:table-cell table:style-name="Table1.B2" office:value-type="string">
            <text:p text:style-name="P2">passe<text:span text:style-name="T1">i</text:span>o</text:p>
          </table:table-cell>
          <table:table-cell table:style-name="Table1.A2" office:value-type="string">
            <text:p text:style-name="P2">Que eu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E2" table:number-columns-spanned="2" office:value-type="string">
            <text:p text:style-name="P2">Não há</text:p>
          </table:table-cell>
          <table:covered-table-cell/>
        </table:table-row>
        <table:table-row>
          <table:table-cell table:style-name="Table1.A2" office:value-type="string">
            <text:p text:style-name="P2">Tu</text:p>
          </table:table-cell>
          <table:table-cell table:style-name="Table1.B2" office:value-type="string">
            <text:p text:style-name="P2">passe<text:span text:style-name="T1">i</text:span>as</text:p>
          </table:table-cell>
          <table:table-cell table:style-name="Table1.A2" office:value-type="string">
            <text:p text:style-name="P2">Que tu</text:p>
          </table:table-cell>
          <table:table-cell table:style-name="Table1.B2" office:value-type="string">
            <text:p text:style-name="P2">passe<text:span text:style-name="T1">i</text:span>es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E2" office:value-type="string">
            <text:p text:style-name="P2">tu</text:p>
          </table:table-cell>
        </table:table-row>
        <table:table-row>
          <table:table-cell table:style-name="Table1.A2" office:value-type="string">
            <text:p text:style-name="P2">Ele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A2" office:value-type="string">
            <text:p text:style-name="P2">Que ele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B2" office:value-type="string">
            <text:p text:style-name="P2">Pesse<text:span text:style-name="T1">i</text:span>e</text:p>
          </table:table-cell>
          <table:table-cell table:style-name="Table1.E2" office:value-type="string">
            <text:p text:style-name="P2">ele</text:p>
          </table:table-cell>
        </table:table-row>
        <table:table-row>
          <table:table-cell table:style-name="Table1.A2" office:value-type="string">
            <text:p text:style-name="P2">Nós</text:p>
          </table:table-cell>
          <table:table-cell table:style-name="Table1.A2" office:value-type="string">
            <text:p text:style-name="P2">passeamos</text:p>
          </table:table-cell>
          <table:table-cell table:style-name="Table1.A2" office:value-type="string">
            <text:p text:style-name="P2">Que nós</text:p>
          </table:table-cell>
          <table:table-cell table:style-name="Table1.A2" office:value-type="string">
            <text:p text:style-name="P2">passeemos</text:p>
          </table:table-cell>
          <table:table-cell table:style-name="Table1.A2" office:value-type="string">
            <text:p text:style-name="P2">Passeemos</text:p>
          </table:table-cell>
          <table:table-cell table:style-name="Table1.E2" office:value-type="string">
            <text:p text:style-name="P2">nós</text:p>
          </table:table-cell>
        </table:table-row>
        <table:table-row>
          <table:table-cell table:style-name="Table1.A2" office:value-type="string">
            <text:p text:style-name="P2">Vós</text:p>
          </table:table-cell>
          <table:table-cell table:style-name="Table1.B2" office:value-type="string">
            <text:p text:style-name="P2">passea<text:span text:style-name="T1">i</text:span>s</text:p>
          </table:table-cell>
          <table:table-cell table:style-name="Table1.A2" office:value-type="string">
            <text:p text:style-name="P2">Que vós</text:p>
          </table:table-cell>
          <table:table-cell table:style-name="Table1.B2" office:value-type="string">
            <text:p text:style-name="P2">passee<text:span text:style-name="T1">i</text:span>s</text:p>
          </table:table-cell>
          <table:table-cell table:style-name="Table1.B2" office:value-type="string">
            <text:p text:style-name="P2">Passea<text:span text:style-name="T1">i</text:span></text:p>
          </table:table-cell>
          <table:table-cell table:style-name="Table1.E2" office:value-type="string">
            <text:p text:style-name="P2">vós</text:p>
          </table:table-cell>
        </table:table-row>
        <table:table-row>
          <table:table-cell table:style-name="Table1.A2" office:value-type="string">
            <text:p text:style-name="P2">Eles</text:p>
          </table:table-cell>
          <table:table-cell table:style-name="Table1.B2" office:value-type="string">
            <text:p text:style-name="P2">passe<text:span text:style-name="T1">i</text:span>am</text:p>
          </table:table-cell>
          <table:table-cell table:style-name="Table1.A2" office:value-type="string">
            <text:p text:style-name="P2">Que eles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E2" office:value-type="string">
            <text:p text:style-name="P2">eles</text:p>
          </table:table-cell>
        </table:table-row>
      </table:table>
      <text:p text:style-name="P4"/>
      <text:p text:style-name="P4">A conjugação do verbo <text:span text:style-name="T1">passear</text:span><text:span text:style-name="T2">, nos casos acima em que ocorre o I, são seguidas pelos verbos MARIO:</text:span></text:p>
      <text:list xml:id="list2220375207" text:style-name="L1">
        <text:list-item>
          <text:p text:style-name="P27">mediar;</text:p>
        </text:list-item>
        <text:list-item>
          <text:p text:style-name="P27">ansiar;</text:p>
        </text:list-item>
        <text:list-item>
          <text:p text:style-name="P27">remediar;</text:p>
        </text:list-item>
        <text:list-item>
          <text:p text:style-name="P27">incendiar/intermediar;</text:p>
        </text:list-item>
        <text:list-item>
          <text:p text:style-name="P27">odiar.</text:p>
        </text:list-item>
      </text:list>
      <text:p text:style-name="P5"/>
      <text:p text:style-name="P6">Conjugam-se como o verbo <text:span text:style-name="T1">ter</text:span>: deter, entreter, manter, obter, reter, abster, conter, ater, suster.</text:p>
      <text:p text:style-name="P6"/>
      <text:p text:style-name="P17">Abater<text:span text:style-name="T2"> não segue a conjugação do verbo </text:span>ter<text:span text:style-name="T2">, </text:span><text:span text:style-name="T3">mas sim a do verbo </text:span><text:span text:style-name="T8">beber</text:span><text:span text:style-name="T2">!</text:span></text:p>
      <text:list xml:id="list1765312787" text:style-name="L2">
        <text:list-item>
          <text:p text:style-name="P31"><text:span text:style-name="T2">Errado → </text:span><text:span text:style-name="T7">abativesse</text:span><text:span text:style-name="T2">;</text:span></text:p>
        </text:list-item>
        <text:list-item>
          <text:p text:style-name="P28">Certo → abatesse.</text:p>
        </text:list-item>
      </text:list>
      <text:p text:style-name="P6"/>
      <text:p text:style-name="P7">Eu: requeiro, requeri, requeria, requerera, requererei, requereria, requeira, requeresse, requerer, requer(e), não requeiras, requerer.</text:p>
      <text:p text:style-name="P7"/>
      <text:p text:style-name="P18">Ambos <text:span text:style-name="T9">particípios </text:span>são corretos<text:span text:style-name="T2">:</text:span></text:p>
      <text:list xml:id="list3351101887" text:style-name="L3">
        <text:list-item>
          <text:p text:style-name="P29">afligido, aflito;</text:p>
        </text:list-item>
        <text:list-item>
          <text:p text:style-name="P29">assentado, assento;</text:p>
        </text:list-item>
        <text:list-item>
          <text:p text:style-name="P29">entregado, entregue;</text:p>
        </text:list-item>
        <text:list-item>
          <text:p text:style-name="P29">expressado, expresso;</text:p>
        </text:list-item>
        <text:list-item>
          <text:p text:style-name="P29">extinguido, extinto;</text:p>
        </text:list-item>
        <text:list-item>
          <text:p text:style-name="P29">submetido, <text:s/>submisso;</text:p>
        </text:list-item>
        <text:list-item>
          <text:p text:style-name="P29">imprimido, impresso.</text:p>
        </text:list-item>
      </text:list>
      <text:p text:style-name="P8"/>
      <text:p text:style-name="P19"><text:span text:style-name="T2">Particípios regulares (terminados em -do) são usados com o verbo </text:span>ter/haver<text:span text:style-name="T2">:</text:span></text:p>
      <text:list xml:id="list3387276644" text:style-name="L4">
        <text:list-item>
          <text:p text:style-name="P32">Tenho<text:span text:style-name="T2"> </text:span>pagado<text:span text:style-name="T2"> minhas dívidas.</text:span></text:p>
        </text:list-item>
        <text:list-item>
          <text:p text:style-name="P32"><text:span text:style-name="T2">Nunca </text:span>havia aceitado<text:span text:style-name="T2"> bem críticas.</text:span></text:p>
        </text:list-item>
      </text:list>
      <text:p text:style-name="P9"/>
      <text:p text:style-name="P19"><text:span text:style-name="T2">Particípios irregulares são usados com os verbos </text:span>ser/estar<text:span text:style-name="T2">:</text:span></text:p>
      <text:list xml:id="list3379726225" text:style-name="L5">
        <text:list-item>
          <text:p text:style-name="P33"><text:span text:style-name="T2">O boleto </text:span>foi pago<text:span text:style-name="T2"> em dia.</text:span></text:p>
        </text:list-item>
        <text:list-item>
          <text:p text:style-name="P33">Estive suspenso<text:span text:style-name="T2"> do trabalho.</text:span></text:p>
        </text:list-item>
      </text:list>
      <text:p text:style-name="P9"/>
      <text:p text:style-name="P20">Atenção para não misturar!</text:p>
      <text:list xml:id="list179023123" text:style-name="L6">
        <text:list-item>
          <text:p text:style-name="P34"><text:soft-page-break/><text:span text:style-name="T2">Errado → </text:span>Tenho <text:span text:style-name="T6">impresso</text:span><text:span text:style-name="T2"> meus cursos em PDF.</text:span></text:p>
        </text:list-item>
        <text:list-item>
          <text:p text:style-name="P34"><text:span text:style-name="T2">Certo → </text:span>Tenho imprimido<text:span text:style-name="T2"> meus cursos em PDF.</text:span></text:p>
        </text:list-item>
        <text:list-item>
          <text:p text:style-name="P34"><text:span text:style-name="T2">Errado → Meu cigarro </text:span>foi <text:span text:style-name="T6">acendido</text:span><text:span text:style-name="T2">.</text:span></text:p>
        </text:list-item>
        <text:list-item>
          <text:p text:style-name="P34"><text:span text:style-name="T2">Certo → Meu cigarro </text:span>foi acesso<text:span text:style-name="T2">.</text:span></text:p>
        </text:list-item>
      </text:list>
      <text:p text:style-name="P10"/>
      <text:p text:style-name="P21"><text:span text:style-name="T2">Se pude</text:span>SSE<text:span text:style-name="T2">, fa</text:span>RIA<text:span text:style-name="T2">.</text:span></text:p>
      <text:p text:style-name="P11"/>
      <text:p text:style-name="P21"><text:span text:style-name="T2">Se eu pud</text:span>ER<text:span text:style-name="T2">, fa</text:span>REI<text:span text:style-name="T2">.</text:span></text:p>
      <text:p text:style-name="P11"/>
      <text:p text:style-name="P22">Voz ativa<text:span text:style-name="T2">: O desafiante derrotou o campeão.</text:span></text:p>
      <text:p text:style-name="P22">Voz passiva analítica<text:span text:style-name="T2">: O campeão foi derrotado pelo desafiante.</text:span></text:p>
      <text:p text:style-name="P22">Voz passiva sintética<text:span text:style-name="T2">: Derrotou-se o campeão. </text:span><text:span text:style-name="T10">[VTD+se]</text:span></text:p>
      <text:p text:style-name="P12"/>
      <text:p text:style-name="P23"><text:span text:style-name="T2">A </text:span><text:span text:style-name="T4">transposição para a </text:span><text:span text:style-name="T2">voz passiva </text:span>sintética<text:span text:style-name="T2"> só será possível com </text:span>VTD<text:span text:style-name="T2">.</text:span></text:p>
      <text:p text:style-name="P13"/>
      <text:p text:style-name="P14">VTI+se → estrutrura do sujeito indeterminado.</text:p>
      <text:p text:style-name="P15">VI+se → também será sujeito indeterminado.</text:p>
      <text:p text:style-name="P15"/>
      <text:p text:style-name="P24"><text:span text:style-name="T2">Para não confudir com a voz reflexiva, substituir o “se” por “a si mesmo”. Se mantiver a coerência, então será voz reflexiva, </text:span><text:span text:style-name="T5">e não particula de indeterminação do sujeito!</text:span></text:p>
      <text:p text:style-name="P30"/>
      <text:p text:style-name="P25">Locução verbal x tempo composto<text:span text:style-name="T2">:</text:span></text:p>
      <text:list xml:id="list1836684262" text:style-name="L7">
        <text:list-item>
          <text:p text:style-name="P35"><text:span text:style-name="T2">locução verbal</text:span><text:span text:style-name="T13">: particípio concorda com o sujeito paciente; </text:span><text:span text:style-name="T11">[analítica: SER+particípio; sintética: VTD/VTDI+se]</text:span></text:p>
          <text:list>
            <text:list-item>
              <text:p text:style-name="P37">ex.: Eu fui assaltado;</text:p>
            </text:list-item>
          </text:list>
        </text:list-item>
        <text:list-item>
          <text:p text:style-name="P35"><text:span text:style-name="T2">tempo composto</text:span><text:span text:style-name="T13">: </text:span><text:span text:style-name="T14">na voz ativa, o </text:span><text:span text:style-name="T13">particípio </text:span><text:span text:style-name="T12">não</text:span><text:span text:style-name="T13"> se flexiona; </text:span><text:span text:style-name="T11">[TER/HAVER+particípio]</text:span></text:p>
          <text:list>
            <text:list-item>
              <text:p text:style-name="P37">ex.: Tenho andado distraído.</text:p>
            </text:list-item>
          </text:list>
        </text:list-item>
      </text:list>
      <text:p text:style-name="P38"/>
      <text:p text:style-name="P26"><text:span text:style-name="T15">V</text:span><text:span text:style-name="T13">erbos pronominais são aqueles que possuem um “pronome integrante” e que não podem ser conjugados sem ele: arrepender-</text:span><text:span text:style-name="T12">se</text:span><text:span text:style-name="T13">, contrapor-</text:span><text:span text:style-name="T12">se</text:span><text:span text:style-name="T13">, suicidar-</text:span><text:span text:style-name="T12">se</text:span><text:span text:style-name="T13">.</text:span></text:p>
      <text:p text:style-name="P39"/>
      <text:p text:style-name="P40">Quando aparecer o “se”:</text:p>
      <text:list xml:id="list1791164972" text:style-name="L8">
        <text:list-item>
          <text:p text:style-name="P36"><text:span text:style-name="T13">para ser </text:span><text:span text:style-name="T12">pronome apassivador</text:span><text:span text:style-name="T13">, o verbo precisa ser VTD ou VTDI;</text:span></text:p>
        </text:list-item>
        <text:list-item>
          <text:p text:style-name="P36"><text:span text:style-name="T13">para ser </text:span><text:span text:style-name="T12">índice de indeterminação do sujeito</text:span><text:span text:style-name="T13">, a oração não deve ter sujeito;</text:span></text:p>
        </text:list-item>
        <text:list-item>
          <text:p text:style-name="P41">para ser pronome integrante de um verbo, o verbo precisa ser VTI.</text:p>
        </text:list-item>
      </text:list>
      <text:p text:style-name="P42"/>
      <text:p text:style-name="P43">O verbo <text:span text:style-name="T1">haver</text:span><text:span text:style-name="T2">, ou sinônimo (existir), </text:span><text:span text:style-name="T1">não</text:span><text:span text:style-name="T2"> pode ser passado para a voz passiva.</text:span></text:p>
      <text:p text:style-name="P16"/>
      <text:p text:style-name="P44"><text:span text:style-name="T2">Na locução verbal VERBO AUXILIAR + VERBO PRINCIPAL, </text:span><text:span text:style-name="T1">somente </text:span><text:span text:style-name="T2">o verbo </text:span><text:span text:style-name="T1">AUXILIAR</text:span><text:span text:style-name="T2"> se flexiona. Ex.: Eles </text:span><text:span text:style-name="T1">podem</text:span><text:span text:style-name="T2"> continu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5-31T19:13:18.503000000</dc:date>
    <meta:editing-duration>PT8H58M46S</meta:editing-duration>
    <meta:editing-cycles>19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93" meta:word-count="470" meta:character-count="2874" meta:non-whitespace-character-count="2524"/>
  </office:meta>
</office:document-meta>
</file>